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svg:stroke-width="0.081cm" svg:stroke-color="#b3cac7" draw:marker-start-width="0.321cm" draw:marker-end="Arrowheads_20_1" draw:marker-end-width="0.22cm" draw:fill="none" draw:textarea-vertical-align="middle" fo:padding-top="0.165cm" fo:padding-bottom="0.165cm" fo:padding-left="0.29cm" fo:padding-right="0.29cm" loext:decorative="false"/>
    </style:style>
    <style:style style:name="gr2" style:family="graphic" style:parent-style-name="standard">
      <style:graphic-properties draw:stroke="none" svg:stroke-width="0.035cm" svg:stroke-color="#666666" draw:marker-start-width="0.252cm" draw:marker-end-width="0.252cm" draw:fill="solid" draw:fill-color="#ffffff" loext:fill-use-slide-background="false" draw:textarea-horizontal-align="justify" draw:textarea-vertical-align="middle" draw:auto-grow-height="false" fo:min-height="3.966cm" fo:min-width="7.936cm" fo:padding-top="0.142cm" fo:padding-bottom="0.142cm" fo:padding-left="0.267cm" fo:padding-right="0.267cm" loext:decorative="false"/>
    </style:style>
    <style:style style:name="gr3" style:family="graphic">
      <style:graphic-properties style:writing-mode="lr-tb" loext:decorative="false"/>
    </style:style>
    <style:style style:name="gr4" style:family="graphic" style:parent-style-name="standard">
      <style:graphic-properties draw:stroke="none" svg:stroke-width="0cm" svg:stroke-color="#666666" draw:marker-start-width="0.227cm" draw:marker-end-width="0.227cm" draw:fill="solid" draw:fill-color="#666666" loext:fill-use-slide-background="false" draw:opacity="100%" draw:textarea-horizontal-align="justify" draw:textarea-vertical-align="middle" draw:auto-grow-height="false" fo:min-height="2.482cm" fo:min-width="1.94cm" fo:padding-top="0.134cm" fo:padding-bottom="0.134cm" fo:padding-left="0.259cm" fo:padding-right="0.259cm" loext:decorative="false"/>
    </style:style>
    <style:style style:name="gr5" style:family="graphic" style:parent-style-name="standard">
      <style:graphic-properties draw:stroke="none" svg:stroke-color="#666666" draw:fill="none" draw:fill-color="#ffffff" draw:textarea-vertical-align="middle" draw:auto-grow-height="true" draw:auto-grow-width="false" fo:min-height="0.293cm" loext:decorative="false"/>
      <style:paragraph-properties style:writing-mode="lr-tb"/>
    </style:style>
    <style:style style:name="gr6" style:family="graphic" style:parent-style-name="standard">
      <style:graphic-properties draw:stroke="none" svg:stroke-color="#666666" draw:fill="none" draw:fill-color="#ffffff" draw:textarea-vertical-align="middle" draw:auto-grow-height="true" draw:auto-grow-width="false" fo:min-height="0.577cm" loext:decorative="false"/>
      <style:paragraph-properties style:writing-mode="lr-tb"/>
    </style:style>
    <style:style style:name="gr7" style:family="graphic" style:parent-style-name="standard">
      <style:graphic-properties draw:stroke="none" svg:stroke-color="#666666" draw:fill="none" draw:fill-color="#ffffff" draw:textarea-vertical-align="middle" draw:auto-grow-height="true" draw:auto-grow-width="false" fo:min-height="0.504cm" loext:decorative="false"/>
      <style:paragraph-properties style:writing-mode="lr-tb"/>
    </style:style>
    <style:style style:name="gr8" style:family="graphic" style:parent-style-name="standard">
      <style:graphic-properties draw:stroke="none" svg:stroke-width="0cm" svg:stroke-color="#000000" draw:marker-start-width="0.44cm" draw:marker-end-width="0.44cm" draw:fill="solid" draw:fill-color="#b3cac7" loext:fill-use-slide-background="false" draw:opacity="40%" draw:textarea-horizontal-align="justify" draw:textarea-vertical-align="middle" draw:auto-grow-height="false" fo:min-height="3.124cm" fo:min-width="2.874cm" fo:padding-top="0.206cm" fo:padding-bottom="0.206cm" fo:padding-left="0.331cm" fo:padding-right="0.331cm" draw:shadow="hidden" loext:decorative="false"/>
    </style:style>
    <style:style style:name="gr9" style:family="graphic" style:parent-style-name="standard">
      <style:graphic-properties draw:stroke="none" svg:stroke-width="0cm" svg:stroke-color="#000000" draw:marker-start-width="0.44cm" draw:marker-end-width="0.44cm" draw:fill="solid" draw:fill-color="#b3cac7" loext:fill-use-slide-background="false" draw:opacity="100%" draw:textarea-horizontal-align="justify" draw:textarea-vertical-align="middle" draw:auto-grow-height="false" fo:min-height="3.124cm" fo:min-width="2.874cm" fo:padding-top="0.206cm" fo:padding-bottom="0.206cm" fo:padding-left="0.331cm" fo:padding-right="0.331cm" draw:shadow="hidden" loext:decorative="false"/>
    </style:style>
    <style:style style:name="gr10" style:family="graphic" style:parent-style-name="standard">
      <style:graphic-properties draw:stroke="none" draw:fill-color="#ffffff" draw:opacity="75%" draw:textarea-horizontal-align="justify" draw:textarea-vertical-align="middle" draw:auto-grow-height="false" fo:min-height="0.65cm" fo:min-width="0.75cm" loext:decorative="false"/>
    </style:style>
    <style:style style:name="gr11" style:family="graphic" style:parent-style-name="standard">
      <style:graphic-properties draw:stroke="none" svg:stroke-width="0cm" draw:marker-start-width="0.36cm" draw:marker-end-width="0.36cm" draw:fill="solid" draw:fill-color="#dddddd" loext:fill-use-slide-background="false" draw:opacity="100%" draw:textarea-horizontal-align="justify" draw:textarea-vertical-align="middle" draw:auto-grow-height="false" fo:min-height="3.178cm" fo:min-width="2.222cm" fo:padding-top="0.179cm" fo:padding-bottom="0.179cm" fo:padding-left="0.304cm" fo:padding-right="0.304cm" draw:shadow="hidden" loext:decorative="false"/>
    </style:style>
    <style:style style:name="gr12" style:family="graphic" style:parent-style-name="standard">
      <style:graphic-properties svg:stroke-width="0.035cm" svg:stroke-color="#666666" draw:marker-start-width="0.252cm" draw:marker-end-width="0.252cm" draw:fill="none" loext:fill-use-slide-background="false" draw:textarea-horizontal-align="justify" draw:textarea-vertical-align="middle" draw:auto-grow-height="false" fo:min-height="4.172cm" fo:min-width="7.936cm" fo:padding-top="0.142cm" fo:padding-bottom="0.142cm" fo:padding-left="0.267cm" fo:padding-right="0.267cm" loext:decorative="false"/>
    </style:style>
    <style:style style:name="gr13" style:family="graphic" style:parent-style-name="standard">
      <style:graphic-properties draw:stroke="none" svg:stroke-color="#666666" draw:fill="none" draw:fill-color="#ffffff" draw:textarea-vertical-align="middle" draw:auto-grow-height="true" draw:auto-grow-width="false" fo:min-height="0.255cm" loext:decorative="false"/>
      <style:paragraph-properties style:writing-mode="lr-tb"/>
    </style:style>
    <style:style style:name="gr14" style:family="graphic" style:parent-style-name="standard">
      <style:graphic-properties draw:stroke="none" draw:fill="solid" draw:fill-color="#ffffff" draw:opacity="30%" draw:textarea-horizontal-align="justify" draw:textarea-vertical-align="middle" draw:auto-grow-height="false" fo:min-height="0.507cm" fo:min-width="0.75cm" loext:decorative="false"/>
    </style:style>
    <style:style style:name="gr15" style:family="graphic" style:parent-style-name="standard">
      <style:graphic-properties draw:stroke="none" draw:fill="solid" draw:fill-color="#ffffff" draw:opacity="30%" draw:textarea-horizontal-align="justify" draw:textarea-vertical-align="middle" draw:auto-grow-height="false" fo:min-height="0.507cm" fo:min-width="1.186cm" loext:decorative="false"/>
    </style:style>
    <style:style style:name="gr16" style:family="graphic" style:parent-style-name="standard">
      <style:graphic-properties draw:stroke="none" svg:stroke-width="0cm" svg:stroke-color="#000000" draw:marker-start-width="0.44cm" draw:marker-end-width="0.44cm" draw:fill="solid" draw:fill-color="#b3cac7" loext:fill-use-slide-background="false" draw:opacity="50%" draw:textarea-horizontal-align="justify" draw:textarea-vertical-align="middle" draw:auto-grow-height="false" fo:min-height="3.124cm" fo:min-width="2.874cm" fo:padding-top="0.206cm" fo:padding-bottom="0.206cm" fo:padding-left="0.331cm" fo:padding-right="0.331cm" draw:shadow="hidden" loext:decorative="false"/>
    </style:style>
    <style:style style:name="gr17" style:family="graphic" style:parent-style-name="standard">
      <style:graphic-properties draw:stroke="none" svg:stroke-color="#666666" draw:fill="none" draw:fill-color="#ffffff" draw:textarea-vertical-align="middle" draw:auto-grow-height="true" draw:auto-grow-width="false" fo:min-height="0.561cm" loext:decorative="false"/>
      <style:paragraph-properties style:writing-mode="lr-tb"/>
    </style:style>
    <style:style style:name="gr18" style:family="graphic" style:parent-style-name="standard">
      <style:graphic-properties draw:stroke="none" svg:stroke-color="#666666" draw:fill="none" draw:fill-color="#ffffff" draw:textarea-vertical-align="middle" draw:auto-grow-height="true" draw:auto-grow-width="false" fo:min-height="0.525cm" loext:decorative="false"/>
      <style:paragraph-properties style:writing-mode="lr-tb"/>
    </style:style>
    <style:style style:name="gr19" style:family="graphic" style:parent-style-name="standard">
      <style:graphic-properties draw:stroke="none" svg:stroke-color="#666666" draw:fill="none" draw:fill-color="#ffffff" draw:textarea-vertical-align="middle" draw:auto-grow-height="true" draw:auto-grow-width="false" fo:min-height="0.823cm" loext:decorative="false"/>
      <style:paragraph-properties style:writing-mode="lr-tb"/>
    </style:style>
    <style:style style:name="gr20" style:family="graphic" style:parent-style-name="standard">
      <style:graphic-properties draw:stroke="none" svg:stroke-color="#666666" draw:fill="none" draw:fill-color="#ffffff" loext:fill-use-slide-background="false" draw:textarea-vertical-align="middle" draw:auto-grow-height="false" draw:auto-grow-width="false" fo:min-height="0.532cm" loext:decorative="false"/>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0.4cm" fo:min-width="0cm" loext:decorative="false"/>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666666" draw:opacity="1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style:use-window-font-color="true" loext:opacity="0%" style:font-name="Lato Light" fo:font-size="6pt" fo:font-weight="bold" fo:background-color="transparent" style:font-size-asian="6pt" style:font-weight-asian="bold" style:font-size-complex="6pt" style:font-weight-complex="bold"/>
    </style:style>
    <style:style style:name="P6" style:family="paragraph">
      <style:paragraph-properties fo:text-align="start"/>
    </style:style>
    <style:style style:name="P7" style:family="paragraph">
      <loext:graphic-properties draw:fill="none" draw:fill-color="#ffffff"/>
      <style:paragraph-properties fo:text-align="start"/>
      <style:text-properties fo:color="#719691" loext:opacity="100%" style:font-name="DejaVu Sans Condensed" fo:font-size="7pt" style:font-size-asian="10pt" style:font-size-complex="10pt"/>
    </style:style>
    <style:style style:name="P8" style:family="paragraph">
      <loext:graphic-properties draw:fill="none" draw:fill-color="#ffffff"/>
      <style:paragraph-properties fo:text-align="center"/>
      <style:text-properties fo:color="#719691" loext:opacity="100%" style:font-name="DejaVu Sans Condensed" fo:font-size="7pt" style:font-size-asian="10pt" style:font-size-complex="10pt"/>
    </style:style>
    <style:style style:name="P9" style:family="paragraph">
      <loext:graphic-properties draw:fill="solid" draw:fill-color="#b3cac7" draw:opacity="40%"/>
      <style:paragraph-properties fo:text-align="center"/>
      <style:text-properties fo:font-size="7pt"/>
    </style:style>
    <style:style style:name="P10" style:family="paragraph">
      <loext:graphic-properties draw:fill="solid" draw:fill-color="#b3cac7" draw:opacity="100%"/>
      <style:paragraph-properties fo:text-align="center"/>
      <style:text-properties fo:font-size="7pt"/>
    </style:style>
    <style:style style:name="P11" style:family="paragraph">
      <loext:graphic-properties draw:fill="none" draw:fill-color="#ffffff"/>
      <style:paragraph-properties fo:text-align="start"/>
      <style:text-properties fo:color="#719691" loext:opacity="100%" style:text-line-through-style="none" style:text-line-through-type="none" style:font-name="DejaVu Sans Condensed" fo:font-size="7pt" style:font-size-asian="10pt" style:font-size-complex="10pt"/>
    </style:style>
    <style:style style:name="P12" style:family="paragraph">
      <loext:graphic-properties draw:fill-color="#ffffff" draw:opacity="75%"/>
      <style:paragraph-properties fo:text-align="center"/>
    </style:style>
    <style:style style:name="P13" style:family="paragraph">
      <loext:graphic-properties draw:fill="solid" draw:fill-color="#dddddd" draw:opacity="100%"/>
      <style:paragraph-properties fo:text-align="center"/>
    </style:style>
    <style:style style:name="P14" style:family="paragraph">
      <loext:graphic-properties draw:fill="none" draw:fill-color="#ffffff"/>
      <style:paragraph-properties fo:text-align="center"/>
      <style:text-properties fo:color="#b2b2b2" loext:opacity="100%" style:font-name="Lato Light" fo:font-size="6pt" fo:font-weight="bold" style:font-size-asian="6pt" style:font-weight-asian="bold" style:font-size-complex="6pt" style:font-weight-complex="bold"/>
    </style:style>
    <style:style style:name="P15" style:family="paragraph">
      <loext:graphic-properties draw:fill="none" draw:fill-color="#ffffff"/>
      <style:paragraph-properties fo:text-align="center"/>
      <style:text-properties fo:color="#b2b2b2" loext:opacity="100%" style:font-name="Lato Light" fo:font-size="6pt" fo:font-weight="normal" style:font-size-asian="6pt" style:font-weight-asian="normal" style:font-size-complex="6pt" style:font-weight-complex="normal"/>
    </style:style>
    <style:style style:name="P16" style:family="paragraph">
      <loext:graphic-properties draw:fill="solid" draw:fill-color="#ffffff" draw:opacity="30%"/>
      <style:paragraph-properties fo:text-align="center"/>
    </style:style>
    <style:style style:name="P17" style:family="paragraph">
      <loext:graphic-properties draw:fill="solid" draw:fill-color="#b3cac7" draw:opacity="50%"/>
      <style:paragraph-properties fo:text-align="center"/>
      <style:text-properties fo:font-size="7pt"/>
    </style:style>
    <style:style style:name="P18" style:family="paragraph">
      <loext:graphic-properties draw:fill="none" draw:fill-color="#ffffff"/>
      <style:paragraph-properties fo:text-align="start"/>
      <style:text-properties fo:color="#719691" loext:opacity="100%" style:font-name="DejaVu Sans Condensed" fo:font-size="8pt" fo:background-color="#ffffff" style:font-size-asian="8pt" style:font-size-complex="8pt"/>
    </style:style>
    <style:style style:name="P19" style:family="paragraph">
      <loext:graphic-properties draw:fill="none" draw:fill-color="#ffffff"/>
      <style:paragraph-properties fo:text-align="center"/>
      <style:text-properties fo:color="#333333" loext:opacity="100%" style:font-name="DejaVu Sans Condensed" fo:font-size="10pt" fo:font-weight="bold" style:font-size-asian="10pt" style:font-weight-asian="bold" style:font-size-complex="10pt" style:font-weight-complex="bold"/>
    </style:style>
    <style:style style:name="P20" style:family="paragraph">
      <loext:graphic-properties draw:fill="none" draw:fill-color="#ffffff"/>
      <style:paragraph-properties fo:text-align="center"/>
      <style:text-properties fo:color="#666666" loext:opacity="100%" style:font-name="Lato Light" fo:font-size="8pt" fo:font-weight="bold" fo:background-color="#ffffff" style:font-size-asian="8pt" style:font-weight-asian="bold" style:font-size-complex="8pt"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text-properties fo:color="#e16173" loext:opacity="100%" style:font-name="DejaVu Sans Condensed" fo:font-size="7pt" fo:background-color="#ffffff" style:font-size-asian="10pt" style:font-size-complex="10pt"/>
    </style:style>
    <style:style style:name="P23" style:family="paragraph">
      <loext:graphic-properties draw:fill-color="#ffffff"/>
      <style:paragraph-properties fo:text-align="center"/>
    </style:style>
    <style:style style:name="T1" style:family="text">
      <style:text-properties fo:color="#666666" loext:opacity="100%" style:font-name="Lato Light" fo:font-size="6pt" fo:font-weight="bold" fo:background-color="transparent" style:font-size-asian="6pt" style:font-weight-asian="bold" style:font-size-complex="6pt" style:font-weight-complex="bold"/>
    </style:style>
    <style:style style:name="T2" style:family="text">
      <style:text-properties fo:color="#666666" loext:opacity="100%" style:font-name="Lato Light" fo:font-size="6pt" fo:font-weight="bold" fo:background-color="#ffffff" style:font-size-asian="6pt" style:font-weight-asian="bold" style:font-size-complex="6pt" style:font-weight-complex="bold"/>
    </style:style>
    <style:style style:name="T3" style:family="text">
      <style:text-properties fo:color="#719691" loext:opacity="100%" style:font-name="DejaVu Sans Condensed" fo:font-size="7pt" style:font-size-asian="10pt" style:font-size-complex="10pt"/>
    </style:style>
    <style:style style:name="T4" style:family="text">
      <style:text-properties fo:color="#719691" loext:opacity="100%" style:text-line-through-style="none" style:text-line-through-type="none" style:font-name="DejaVu Sans Condensed" fo:font-size="7pt" style:font-size-asian="10pt" style:font-size-complex="10pt"/>
    </style:style>
    <style:style style:name="T5" style:family="text">
      <style:text-properties fo:color="#b2b2b2" loext:opacity="100%" style:font-name="Lato Light" fo:font-size="6pt" fo:font-weight="bold" style:font-size-asian="6pt" style:font-weight-asian="bold" style:font-size-complex="6pt" style:font-weight-complex="bold"/>
    </style:style>
    <style:style style:name="T6" style:family="text">
      <style:text-properties fo:color="#719691" loext:opacity="100%" style:font-name="DejaVu Sans Condensed" fo:font-size="8pt" fo:background-color="#ffffff" style:font-size-asian="8pt" style:font-size-complex="8pt"/>
    </style:style>
    <style:style style:name="T7" style:family="text">
      <style:text-properties fo:color="#333333" loext:opacity="100%" style:font-name="DejaVu Sans Condensed" fo:font-size="10pt" fo:font-weight="bold" style:font-size-asian="10pt" style:font-weight-asian="bold" style:font-size-complex="10pt" style:font-weight-complex="bold"/>
    </style:style>
    <style:style style:name="T8" style:family="text">
      <style:text-properties fo:color="#666666" loext:opacity="100%" style:font-name="Lato Light" fo:font-size="8pt" fo:font-weight="bold" fo:background-color="#ffffff" style:font-size-asian="8pt" style:font-weight-asian="bold" style:font-size-complex="8pt" style:font-weight-complex="bold"/>
    </style:style>
    <style:style style:name="T9" style:family="text">
      <style:text-properties fo:color="#e16173" loext:opacity="100%" style:font-name="DejaVu Sans Condensed" fo:font-size="7pt" fo:background-color="#ffffff"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1.743cm" svg:height="1.357cm" draw:transform="skewX (1.00304072112114) rotate (-0.418879020478639) translate (8.31843259557733cm 4.69922585182088cm)" svg:viewBox="0 0 1744 1358" svg:d="M0 0c1482 0 1744 1358 1744 1358">
          <text:p/>
        </draw:path>
        <draw:custom-shape draw:style-name="gr2" draw:text-style-name="P2" draw:layer="layout" svg:width="8.47cm" svg:height="4.25cm" svg:x="0.085cm" svg:y="1.1cm">
          <text:p/>
          <draw:enhanced-geometry svg:viewBox="0 0 21600 21600" draw:mirror-horizontal="false" draw:mirror-vertical="false" draw:type="rectangle" draw:enhanced-path="M 0 0 L 21600 0 21600 21600 0 21600 0 0 Z N"/>
        </draw:custom-shape>
        <draw:g draw:style-name="gr3">
          <draw:path draw:style-name="gr4" draw:text-style-name="P3" draw:layer="layout" svg:width="2.475cm" svg:height="2.767cm" svg:x="5.783cm" svg:y="1.591cm" svg:viewBox="0 0 2476 2768" svg:d="M1585 2768h-1576c-2 0-3 0-4-1-2-1-3-2-4-3-1-2-1-3-1-5v-2750c0-2 0-3 1-4 1-2 2-3 4-4 1-1 2-1 4-1h2458c2 0 3 0 4 1 2 1 3 2 4 4 1 1 1 2 1 4v2750c0 2 0 3-1 5-1 1-2 2-4 3-1 1-2 1-4 1h-766c-5-6-10-12-15-18h772v-2732h-2440v2732h1548c7 6 13 12 19 18z">
            <text:p/>
          </draw:path>
          <draw:frame draw:style-name="gr5" draw:text-style-name="P5" draw:layer="layout" svg:width="2.25cm" svg:height="0.543cm" svg:x="6.25cm" svg:y="1.3cm">
            <draw:text-box>
              <text:p text:style-name="P4"><text:span text:style-name="T1"><text:s text:c="2"/></text:span><text:span text:style-name="T2"><text:s/></text:span><text:span text:style-name="T2">SUBMODEL </text:span><text:span text:style-name="T1"><text:s/></text:span></text:p>
            </draw:text-box>
          </draw:frame>
          <draw:g draw:style-name="gr3">
            <draw:frame draw:style-name="gr6" draw:text-style-name="P7" draw:layer="layout" svg:width="2.2cm" svg:height="0.827cm" svg:x="6.45cm" svg:y="1.7cm">
              <draw:text-box>
                <text:p text:style-name="P6"><text:span text:style-name="T3">Model </text:span></text:p>
                <text:p text:style-name="P6"><text:span text:style-name="T3"><text:s text:c="3"/></text:span><text:span text:style-name="T3">building</text:span></text:p>
              </draw:text-box>
            </draw:frame>
            <draw:frame draw:style-name="gr7" draw:text-style-name="P8" draw:layer="layout" svg:width="2.942cm" svg:height="0.754cm" svg:x="5.8cm" svg:y="3.546cm">
              <draw:text-box>
                <text:p text:style-name="P4"><text:span text:style-name="T3">Fit data</text:span></text:p>
              </draw:text-box>
            </draw:frame>
            <draw:path draw:style-name="gr8" draw:text-style-name="P9" draw:layer="layout" svg:width="0.204cm" svg:height="1.179cm" svg:x="6.703cm" svg:y="2.502cm" svg:viewBox="0 0 205 1180" svg:d="M105 0c32 91 56 184 73 279 27 154 33 311 20 465-13 148-45 294-94 436l-102-41c45-132 75-267 87-404 13-145 6-292-19-436-16-91-40-181-70-267z">
              <text:p/>
            </draw:path>
            <draw:path draw:style-name="gr9" draw:text-style-name="P10" draw:layer="layout" svg:width="0.882cm" svg:height="0.898cm" svg:x="5.92cm" svg:y="1.618cm" svg:viewBox="0 0 883 899" svg:d="M778 899c-17-45-35-89-55-132-41-89-90-174-146-253l-280-131c0-1-2-1-4-3-1-2-2-4-2-6 0-1-1-4 1-6 0-2 2-4 4-5l90-77c-68-67-140-128-218-182-54-38-110-73-168-104h211c7 4 13 9 19 13 87 60 167 128 241 203l84-73c2-1 4-1 7-2 2 0 4 0 6 1 2 0 4 1 5 4 2 0 2 3 2 4l56 251c76 99 139 206 191 319 23 48 43 97 61 147z">
              <text:p/>
            </draw:path>
            <draw:frame draw:style-name="gr6" draw:text-style-name="P11" draw:layer="layout" svg:width="1.715cm" svg:height="0.827cm" svg:x="6.785cm" svg:y="2.7cm">
              <draw:text-box>
                <text:p text:style-name="P6"><text:span text:style-name="T4">Model evaluation</text:span></text:p>
              </draw:text-box>
            </draw:frame>
            <draw:custom-shape draw:style-name="gr10" draw:text-style-name="P12" draw:layer="layout" svg:width="1.25cm" svg:height="0.9cm" svg:x="6.95cm" svg:y="2.7cm">
              <text:p/>
              <draw:enhanced-geometry svg:viewBox="0 0 21600 21600" draw:mirror-horizontal="false" draw:mirror-vertical="false" draw:type="rectangle" draw:enhanced-path="M 0 0 L 21600 0 21600 21600 0 21600 0 0 Z N"/>
            </draw:custom-shape>
            <draw:path draw:style-name="gr11" draw:text-style-name="P13" draw:layer="layout" svg:width="2.512cm" svg:height="1.231cm" svg:x="5.822cm" svg:y="4.101cm" svg:viewBox="0 0 2513 1232" svg:d="M2356 1232c-42-36-86-70-130-102-148-107-305-188-468-243-163-54-332-82-501-82-134 0-266 17-396 51l30 93-235-25c-128 52-251 121-369 206-44 32-87 66-130 102h-157c71-69 147-132 225-188 116-84 237-152 362-206l202-203 39 120c140-37 284-56 429-56 181 0 361 29 534 88 75 25 149 55 222 91-95-112-163-219-223-317-72-118-132-223-211-308-39-41-83-78-134-108-40-24-83-43-134-59l-9 48-93-74c-62-12-132-20-212-22-103-4-222 1-362 14l-2-17-2-17c142-13 263-17 367-14 81 3 153 11 216 23l114-27-10 53c54 17 101 38 143 63 55 32 101 71 142 115 80 86 142 192 215 312 71 116 153 244 277 378 66 36 130 77 193 123 78 56 154 119 225 188z">
              <text:p/>
            </draw:path>
            <draw:path draw:style-name="gr9" draw:text-style-name="P10" draw:layer="layout" svg:width="0.553cm" svg:height="0.674cm" svg:x="6.247cm" svg:y="3.657cm" svg:viewBox="0 0 554 675" svg:d="M554 42c0 0-1 1-1 2-54 146-127 285-215 412-54 78-114 151-180 219h-158c93-84 177-179 248-281 84-120 152-250 202-388 0-2 1-4 2-6z">
              <text:p/>
            </draw:path>
          </draw:g>
        </draw:g>
        <draw:custom-shape draw:style-name="gr12" draw:text-style-name="P1" draw:layer="layout" svg:width="8.47cm" svg:height="4.456cm" svg:x="0.085cm" svg:y="0.9cm">
          <text:p/>
          <draw:enhanced-geometry svg:viewBox="0 0 21600 21600" draw:mirror-horizontal="false" draw:mirror-vertical="false" draw:type="rectangle" draw:enhanced-path="M 0 0 L 21600 0 21600 21600 0 21600 0 0 Z N"/>
        </draw:custom-shape>
        <draw:g draw:style-name="gr3">
          <draw:path draw:style-name="gr4" draw:text-style-name="P3" draw:layer="layout" svg:width="2.475cm" svg:height="2.767cm" svg:x="3.084cm" svg:y="1.591cm" svg:viewBox="0 0 2476 2768" svg:d="M1585 2768h-1576c-2 0-3 0-4-1-2-1-3-2-4-3-1-2-1-3-1-5v-2750c0-2 0-3 1-4 1-2 2-3 4-4 1-1 2-1 4-1h2458c2 0 3 0 4 1 2 1 3 2 4 4 1 1 1 2 1 4v2750c0 2 0 3-1 5-1 1-2 2-4 3-1 1-2 1-4 1h-766c-5-6-10-12-15-18h772v-2732h-2440v2732h1548c7 6 13 12 19 18z">
            <text:p/>
          </draw:path>
          <draw:frame draw:style-name="gr5" draw:text-style-name="P5" draw:layer="layout" svg:width="2.25cm" svg:height="0.543cm" svg:x="3.551cm" svg:y="1.3cm">
            <draw:text-box>
              <text:p text:style-name="P4"><text:span text:style-name="T1"><text:s text:c="2"/></text:span><text:span text:style-name="T2"><text:s/></text:span><text:span text:style-name="T2">SUBMODEL </text:span><text:span text:style-name="T1"><text:s/></text:span></text:p>
            </draw:text-box>
          </draw:frame>
          <draw:g draw:style-name="gr3">
            <draw:frame draw:style-name="gr6" draw:text-style-name="P7" draw:layer="layout" svg:width="2.2cm" svg:height="0.827cm" svg:x="3.751cm" svg:y="1.7cm">
              <draw:text-box>
                <text:p text:style-name="P6"><text:span text:style-name="T3">Model </text:span></text:p>
                <text:p text:style-name="P6"><text:span text:style-name="T3"><text:s text:c="3"/></text:span><text:span text:style-name="T3">building</text:span></text:p>
              </draw:text-box>
            </draw:frame>
            <draw:frame draw:style-name="gr7" draw:text-style-name="P8" draw:layer="layout" svg:width="2.942cm" svg:height="0.754cm" svg:x="3.101cm" svg:y="3.546cm">
              <draw:text-box>
                <text:p text:style-name="P4"><text:span text:style-name="T3">Fit data</text:span></text:p>
              </draw:text-box>
            </draw:frame>
            <draw:path draw:style-name="gr8" draw:text-style-name="P9" draw:layer="layout" svg:width="0.204cm" svg:height="1.179cm" svg:x="4.004cm" svg:y="2.502cm" svg:viewBox="0 0 205 1180" svg:d="M105 0c32 91 56 184 73 279 27 154 33 311 20 465-13 148-45 294-94 436l-102-41c45-132 75-267 87-404 13-145 6-292-19-436-16-91-40-181-70-267z">
              <text:p/>
            </draw:path>
            <draw:path draw:style-name="gr9" draw:text-style-name="P10" draw:layer="layout" svg:width="0.882cm" svg:height="0.898cm" svg:x="3.221cm" svg:y="1.618cm" svg:viewBox="0 0 883 899" svg:d="M778 899c-17-45-35-89-55-132-41-89-90-174-146-253l-280-131c0-1-2-1-4-3-1-2-2-4-2-6 0-1-1-4 1-6 0-2 2-4 4-5l90-77c-68-67-140-128-218-182-54-38-110-73-168-104h211c7 4 13 9 19 13 87 60 167 128 241 203l84-73c2-1 4-1 7-2 2 0 4 0 6 1 2 0 4 1 5 4 2 0 2 3 2 4l56 251c76 99 139 206 191 319 23 48 43 97 61 147z">
              <text:p/>
            </draw:path>
            <draw:frame draw:style-name="gr6" draw:text-style-name="P11" draw:layer="layout" svg:width="1.715cm" svg:height="0.827cm" svg:x="4.086cm" svg:y="2.7cm">
              <draw:text-box>
                <text:p text:style-name="P6"><text:span text:style-name="T4">Model evaluation</text:span></text:p>
              </draw:text-box>
            </draw:frame>
            <draw:custom-shape draw:style-name="gr10" draw:text-style-name="P12" draw:layer="layout" svg:width="1.25cm" svg:height="0.9cm" svg:x="4.251cm" svg:y="2.7cm">
              <text:p/>
              <draw:enhanced-geometry svg:viewBox="0 0 21600 21600" draw:mirror-horizontal="false" draw:mirror-vertical="false" draw:type="rectangle" draw:enhanced-path="M 0 0 L 21600 0 21600 21600 0 21600 0 0 Z N"/>
            </draw:custom-shape>
            <draw:path draw:style-name="gr11" draw:text-style-name="P13" draw:layer="layout" svg:width="2.512cm" svg:height="1.231cm" svg:x="3.123cm" svg:y="4.101cm" svg:viewBox="0 0 2513 1232" svg:d="M2356 1232c-42-36-86-70-130-102-148-107-305-188-468-243-163-54-332-82-501-82-134 0-266 17-396 51l30 93-235-25c-128 52-251 121-369 206-44 32-87 66-130 102h-157c71-69 147-132 225-188 116-84 237-152 362-206l202-203 39 120c140-37 284-56 429-56 181 0 361 29 534 88 75 25 149 55 222 91-95-112-163-219-223-317-72-118-132-223-211-308-39-41-83-78-134-108-40-24-83-43-134-59l-9 48-93-74c-62-12-132-20-212-22-103-4-222 1-362 14l-2-17-2-17c142-13 263-17 367-14 81 3 153 11 216 23l114-27-10 53c54 17 101 38 143 63 55 32 101 71 142 115 80 86 142 192 215 312 71 116 153 244 277 378 66 36 130 77 193 123 78 56 154 119 225 188z">
              <text:p/>
            </draw:path>
            <draw:path draw:style-name="gr9" draw:text-style-name="P10" draw:layer="layout" svg:width="0.553cm" svg:height="0.674cm" svg:x="3.548cm" svg:y="3.657cm" svg:viewBox="0 0 554 675" svg:d="M554 42c0 0-1 1-1 2-54 146-127 285-215 412-54 78-114 151-180 219h-158c93-84 177-179 248-281 84-120 152-250 202-388 0-2 1-4 2-6z">
              <text:p/>
            </draw:path>
          </draw:g>
        </draw:g>
        <draw:g draw:style-name="gr3">
          <draw:path draw:style-name="gr4" draw:text-style-name="P3" draw:layer="layout" svg:width="2.475cm" svg:height="2.767cm" svg:x="0.385cm" svg:y="1.591cm" svg:viewBox="0 0 2476 2768" svg:d="M1585 2768h-1576c-2 0-3 0-4-1-2-1-3-2-4-3-1-2-1-3-1-5v-2750c0-2 0-3 1-4 1-2 2-3 4-4 1-1 2-1 4-1h2458c2 0 3 0 4 1 2 1 3 2 4 4 1 1 1 2 1 4v2750c0 2 0 3-1 5-1 1-2 2-4 3-1 1-2 1-4 1h-766c-5-6-10-12-15-18h772v-2732h-2440v2732h1548c7 6 13 12 19 18z">
            <text:p/>
          </draw:path>
          <draw:frame draw:style-name="gr5" draw:text-style-name="P5" draw:layer="layout" svg:width="2.25cm" svg:height="0.543cm" svg:x="0.852cm" svg:y="1.3cm">
            <draw:text-box>
              <text:p text:style-name="P4"><text:span text:style-name="T1"><text:s text:c="2"/></text:span><text:span text:style-name="T2"><text:s/></text:span><text:span text:style-name="T2">SUBMODEL </text:span><text:span text:style-name="T1"><text:s/></text:span></text:p>
            </draw:text-box>
          </draw:frame>
          <draw:g draw:style-name="gr3">
            <draw:frame draw:style-name="gr6" draw:text-style-name="P7" draw:layer="layout" svg:width="2.2cm" svg:height="0.827cm" svg:x="1.052cm" svg:y="1.7cm">
              <draw:text-box>
                <text:p text:style-name="P6"><text:span text:style-name="T3">Model </text:span></text:p>
                <text:p text:style-name="P6"><text:span text:style-name="T3"><text:s text:c="3"/></text:span><text:span text:style-name="T3">building</text:span></text:p>
              </draw:text-box>
            </draw:frame>
            <draw:frame draw:style-name="gr7" draw:text-style-name="P8" draw:layer="layout" svg:width="2.942cm" svg:height="0.754cm" svg:x="0.402cm" svg:y="3.546cm">
              <draw:text-box>
                <text:p text:style-name="P4"><text:span text:style-name="T3">Fit data</text:span></text:p>
              </draw:text-box>
            </draw:frame>
            <draw:path draw:style-name="gr8" draw:text-style-name="P9" draw:layer="layout" svg:width="0.204cm" svg:height="1.179cm" svg:x="1.305cm" svg:y="2.502cm" svg:viewBox="0 0 205 1180" svg:d="M105 0c32 91 56 184 73 279 27 154 33 311 20 465-13 148-45 294-94 436l-102-41c45-132 75-267 87-404 13-145 6-292-19-436-16-91-40-181-70-267z">
              <text:p/>
            </draw:path>
            <draw:path draw:style-name="gr9" draw:text-style-name="P10" draw:layer="layout" svg:width="0.882cm" svg:height="0.898cm" svg:x="0.522cm" svg:y="1.618cm" svg:viewBox="0 0 883 899" svg:d="M778 899c-17-45-35-89-55-132-41-89-90-174-146-253l-280-131c0-1-2-1-4-3-1-2-2-4-2-6 0-1-1-4 1-6 0-2 2-4 4-5l90-77c-68-67-140-128-218-182-54-38-110-73-168-104h211c7 4 13 9 19 13 87 60 167 128 241 203l84-73c2-1 4-1 7-2 2 0 4 0 6 1 2 0 4 1 5 4 2 0 2 3 2 4l56 251c76 99 139 206 191 319 23 48 43 97 61 147z">
              <text:p/>
            </draw:path>
            <draw:frame draw:style-name="gr6" draw:text-style-name="P11" draw:layer="layout" svg:width="1.715cm" svg:height="0.827cm" svg:x="1.387cm" svg:y="2.7cm">
              <draw:text-box>
                <text:p text:style-name="P6"><text:span text:style-name="T4">Model evaluation</text:span></text:p>
              </draw:text-box>
            </draw:frame>
            <draw:custom-shape draw:style-name="gr10" draw:text-style-name="P12" draw:layer="layout" svg:width="1.25cm" svg:height="0.9cm" svg:x="1.552cm" svg:y="2.7cm">
              <text:p/>
              <draw:enhanced-geometry svg:viewBox="0 0 21600 21600" draw:mirror-horizontal="false" draw:mirror-vertical="false" draw:type="rectangle" draw:enhanced-path="M 0 0 L 21600 0 21600 21600 0 21600 0 0 Z N"/>
            </draw:custom-shape>
            <draw:path draw:style-name="gr11" draw:text-style-name="P13" draw:layer="layout" svg:width="2.512cm" svg:height="1.231cm" svg:x="0.424cm" svg:y="4.101cm" svg:viewBox="0 0 2513 1232" svg:d="M2356 1232c-42-36-86-70-130-102-148-107-305-188-468-243-163-54-332-82-501-82-134 0-266 17-396 51l30 93-235-25c-128 52-251 121-369 206-44 32-87 66-130 102h-157c71-69 147-132 225-188 116-84 237-152 362-206l202-203 39 120c140-37 284-56 429-56 181 0 361 29 534 88 75 25 149 55 222 91-95-112-163-219-223-317-72-118-132-223-211-308-39-41-83-78-134-108-40-24-83-43-134-59l-9 48-93-74c-62-12-132-20-212-22-103-4-222 1-362 14l-2-17-2-17c142-13 263-17 367-14 81 3 153 11 216 23l114-27-10 53c54 17 101 38 143 63 55 32 101 71 142 115 80 86 142 192 215 312 71 116 153 244 277 378 66 36 130 77 193 123 78 56 154 119 225 188z">
              <text:p/>
            </draw:path>
            <draw:path draw:style-name="gr9" draw:text-style-name="P10" draw:layer="layout" svg:width="0.553cm" svg:height="0.674cm" svg:x="0.849cm" svg:y="3.657cm" svg:viewBox="0 0 554 675" svg:d="M554 42c0 0-1 1-1 2-54 146-127 285-215 412-54 78-114 151-180 219h-158c93-84 177-179 248-281 84-120 152-250 202-388 0-2 1-4 2-6z">
              <text:p/>
            </draw:path>
          </draw:g>
        </draw:g>
        <draw:frame draw:style-name="gr13" draw:text-style-name="P14" draw:layer="layout" svg:width="2.513cm" svg:height="0.505cm" svg:x="0.424cm" svg:y="4.95cm">
          <draw:text-box>
            <text:p text:style-name="P4"><text:span text:style-name="T5">SUB-DATA</text:span></text:p>
          </draw:text-box>
        </draw:frame>
        <draw:frame draw:style-name="gr13" draw:text-style-name="P14" draw:layer="layout" svg:width="2.513cm" svg:height="0.505cm" svg:x="3.125cm" svg:y="4.951cm">
          <draw:text-box>
            <text:p text:style-name="P4"><text:span text:style-name="T5">SUB-DATA</text:span></text:p>
          </draw:text-box>
        </draw:frame>
        <draw:frame draw:style-name="gr13" draw:text-style-name="P15" draw:layer="layout" svg:width="2.513cm" svg:height="0.505cm" svg:x="5.826cm" svg:y="4.952cm">
          <draw:text-box>
            <text:p text:style-name="P4"><text:span text:style-name="T5">SUB-DATA</text:span></text:p>
          </draw:text-box>
        </draw:frame>
        <draw:custom-shape draw:style-name="gr14" draw:text-style-name="P16" draw:layer="layout" svg:width="1.25cm" svg:height="0.757cm" svg:x="-1.9cm" svg:y="-0.4cm">
          <text:p/>
          <draw:enhanced-geometry svg:viewBox="0 0 21600 21600" draw:type="rectangle" draw:enhanced-path="M 0 0 L 21600 0 21600 21600 0 21600 0 0 Z N"/>
        </draw:custom-shape>
        <draw:frame draw:style-name="gr6" draw:text-style-name="P7" draw:layer="layout" svg:width="2.971cm" svg:height="0.827cm" svg:x="3.029cm" svg:y="-0.077cm">
          <draw:text-box>
            <text:p text:style-name="P6"><text:span text:style-name="T3">Research</text:span></text:p>
            <text:p text:style-name="P6"><text:span text:style-name="T3"><text:s text:c="3"/></text:span><text:span text:style-name="T3">question?</text:span></text:p>
          </draw:text-box>
        </draw:frame>
        <draw:custom-shape draw:style-name="gr15" draw:text-style-name="P16" draw:layer="layout" svg:width="1.686cm" svg:height="0.757cm" svg:x="3.114cm" svg:y="-0.077cm">
          <text:p/>
          <draw:enhanced-geometry svg:viewBox="0 0 21600 21600" draw:type="rectangle" draw:enhanced-path="M 0 0 L 21600 0 21600 21600 0 21600 0 0 Z N"/>
        </draw:custom-shape>
        <draw:path draw:style-name="gr16" draw:text-style-name="P17" draw:layer="layout" svg:width="1.59cm" svg:height="0.719cm" svg:x="1.959cm" svg:y="0.163cm" svg:viewBox="0 0 1591 720" svg:d="M1452 720c-22-27-45-53-69-79l-295-90c-1-1-3-1-5-3-1-1-2-3-3-5s-1-4 0-7c0-2 1-3 3-5l79-89c-76-56-157-107-242-150-129-66-267-115-410-146-143-30-289-41-435-33-25 1-50 2-75 5l26-112c15-2 29-3 44-3 155-9 310 3 462 36 153 33 300 84 439 155 92 47 181 104 265 167l75-83c1-2 2-3 4-3 3-1 5-1 7-1 2 1 3 2 5 3s3 3 3 4l91 241c62 62 118 128 170 198z">
          <text:p/>
        </draw:path>
        <draw:path draw:style-name="gr16" draw:text-style-name="P17" draw:layer="layout" svg:width="0.14cm" svg:height="0.137cm" svg:x="1.742cm" svg:y="0.181cm" svg:viewBox="0 0 141 138" svg:d="M0 138l27-119c38-8 75-13 114-19l-27 115c-38 6-76 14-114 23z">
          <text:p/>
        </draw:path>
        <draw:path draw:style-name="gr16" draw:text-style-name="P17" draw:layer="layout" svg:width="0.145cm" svg:height="0.162cm" svg:x="1.521cm" svg:y="0.223cm" svg:viewBox="0 0 146 163" svg:d="M85 133c-28 10-57 19-85 30l29-127c8-3 15-5 23-8 31-10 63-19 94-28l-28 123c-11 3-22 6-33 10z">
          <text:p/>
        </draw:path>
        <draw:path draw:style-name="gr16" draw:text-style-name="P17" draw:layer="layout" svg:width="0.154cm" svg:height="0.197cm" svg:x="1.291cm" svg:y="0.299cm" svg:viewBox="0 0 155 198" svg:d="M0 198l33-142c39-21 81-39 122-56l-31 133c-43 20-84 42-124 65z">
          <text:p/>
        </draw:path>
        <draw:frame draw:style-name="gr17" draw:text-style-name="P18" draw:layer="layout" svg:width="1.62cm" svg:height="0.811cm" svg:x="5.93cm" svg:y="5.357cm">
          <draw:text-box>
            <text:p text:style-name="P6"><text:span text:style-name="T6">Forecast</text:span></text:p>
          </draw:text-box>
        </draw:frame>
        <draw:frame draw:style-name="gr18" draw:text-style-name="P19" draw:layer="layout" svg:width="1cm" svg:height="0.775cm" svg:x="-0.1cm" svg:y="-0.09cm">
          <draw:text-box>
            <text:p text:style-name="P4"><text:span text:style-name="T7">B</text:span></text:p>
          </draw:text-box>
        </draw:frame>
        <draw:frame draw:style-name="gr19" draw:text-style-name="P20" draw:layer="layout" svg:width="4.155cm" svg:height="1.073cm" svg:x="4.6cm" svg:y="0.345cm">
          <draw:text-box>
            <text:p text:style-name="P4"><text:span text:style-name="T8"><text:s/></text:span><text:span text:style-name="T8">PROCESS-BASED MODEL </text:span></text:p>
          </draw:text-box>
        </draw:frame>
        <draw:frame draw:style-name="gr20" draw:text-style-name="P22" draw:layer="layout" svg:width="1.605cm" svg:height="0.999cm" svg:x="0cm" svg:y="0.692cm">
          <draw:text-box>
            <text:p text:style-name="P21"><text:span text:style-name="T9">Black-box</text:span></text:p>
          </draw:text-box>
        </draw:frame>
        <draw:custom-shape draw:style-name="gr21" draw:text-style-name="P23" draw:layer="layout" svg:width="0.5cm" svg:height="0.65cm" svg:x="2.75cm" svg:y="2.5cm">
          <text:p/>
          <draw:enhanced-geometry svg:viewBox="0 0 21600 21600" draw:type="rectangle" draw:enhanced-path="M 0 0 L 21600 0 21600 21600 0 21600 0 0 Z N"/>
        </draw:custom-shape>
        <draw:frame draw:style-name="gr20" draw:text-style-name="P22" draw:layer="layout" svg:width="2.194cm" svg:height="0.999cm" svg:x="1.85cm" svg:y="2.285cm">
          <draw:text-box>
            <text:p text:style-name="P4"><text:span text:style-name="T9">Disconnected layer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9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08:21:45.152320959</meta:creation-date>
    <dc:date>2025-04-07T18:06:29.506473022</dc:date>
    <meta:editing-duration>PT15M51S</meta:editing-duration>
    <meta:editing-cycles>5</meta:editing-cycles>
    <meta:generator>LibreOffice/24.8.5.2$Linux_X86_64 LibreOffice_project/480$Build-2</meta:generator>
    <meta:print-date>2025-04-07T17:58:27.425481907</meta:print-date>
    <meta:printed-by>PDF files</meta:printed-by>
    <meta:document-statistic meta:object-count="55"/>
  </office:meta>
</office:document-meta>
</file>